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rGenerator.generateProfiler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filerGenerator.generateComponent( int componentIndex , String role , String source , long setupTime , long processingTime , Object frag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filerGenerator.generateResults( Long key , ProfilerResult resul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filer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rGenerator.generateSAXFragment( Object fragment , boolean emb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filerGenerator.generateEnvironmentInfo( EnvironmentInfo environmen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ProfilerGenerator.generateResult( int resultIndex , String [ ] roles , String [ ] sources , EnvironmentInfo environmentInfo , long totalTime , long [ ] setupTimes , long [ ] processingTimes , Object [ ] frag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filer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r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filerGenerator.setup( SourceResolver resolver , Map objectModel , String soure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